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ptos" svg:font-family="Aptos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053cm" svg:stroke-color="#156082" draw:stroke-linejoin="miter" draw:fill="solid" draw:fill-color="#156082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glow-radius="1.058cm" loext:glow-color="#e97132" loext:glow-transparency="5%" loext:decorative="false">
        <loext:fill-complex-color loext:theme-type="accent1" loext:color-type="theme"/>
      </style:graphic-properties>
      <style:paragraph-properties style:writing-mode="lr-tb"/>
      <style:text-properties loext:glow-text-radius="0.706cm" loext:glow-text-color="#4ea72e" loext:glow-text-transparency="5%"/>
    </style:style>
    <style:style style:name="gr2" style:family="graphic">
      <style:graphic-properties style:protect="size" loext:decorative="false"/>
    </style:style>
    <style:style style:name="pr1" style:family="presentation" style:parent-style-name="Címdia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2.54cm">
        <style:tab-stops/>
      </style:paragraph-properties>
    </style:style>
    <style:style style:name="P2" style:family="paragraph">
      <loext:graphic-properties draw:fill="solid" draw:fill-color="#156082"/>
      <style:paragraph-properties fo:margin-left="0cm" fo:margin-right="0cm" fo:margin-top="0cm" fo:margin-bottom="0cm" fo:line-height="100%" fo:text-align="center" fo:text-indent="0cm" loext:tab-stop-distance="2.54cm" style:font-independent-line-spacing="true">
        <style:tab-stops/>
      </style:paragraph-properties>
      <style:text-properties fo:font-size="18pt"/>
    </style:style>
    <style:style style:name="P3" style:family="paragraph">
      <loext:graphic-properties draw:fill-color="#ffffff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4pt" fo:letter-spacing="normal" fo:language="en" fo:country="US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60pt" fo:letter-spacing="normal" fo:language="en" fo:country="US" fo:font-style="normal" style:text-underline-style="none" fo:font-weight="normal" fo:background-color="transparent" style:font-name-asian="DejaVu Sans" style:font-size-asian="60pt" style:font-style-asian="normal" style:font-weight-asian="normal" style:font-name-complex="DejaVu Sans" style:font-size-complex="60pt" style:font-style-complex="normal" style:font-weight-complex="normal">
        <loext:char-complex-color loext:theme-type="light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Címdia" presentation:presentation-page-layout-name="AL1T0">
        <draw:custom-shape draw:name="Ellipszis 3" draw:style-name="gr1" draw:text-style-name="P2" draw:layer="layout" svg:width="8.352cm" svg:height="8.352cm" svg:x="7.146cm" svg:y="4.646cm">
          <text:p text:style-name="P1"><text:span text:style-name="T1">Text </text:span><text:span text:style-name="T2">Glow</text:span><text:span text:style-name="T1"> in Shape</text:span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ptos" svg:font-family="Aptos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ímdia-background" style:family="presentation">
      <style:graphic-properties draw:stroke="none" draw:fill="solid" draw:fill-color="#ffffff"/>
      <style:text-properties style:letter-kerning="true"/>
    </style:style>
    <style:style style:name="Cím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ím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ímdia-outline1" style:family="presentation">
      <style:graphic-properties draw:stroke="none" draw:fill="none" draw:auto-grow-height="false" draw:fit-to-size="false" style:shrink-to-fit="true">
        <text:list-style style:name="Címdi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ímdia-outline2" style:family="presentation" style:parent-style-name="Címdia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Címdia-outline3" style:family="presentation" style:parent-style-name="Címdia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Címdia-outline4" style:family="presentation" style:parent-style-name="Címdia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Címdia-outline5" style:family="presentation" style:parent-style-name="Címdia-outline4">
      <style:paragraph-properties fo:margin-top="0.1cm" fo:margin-bottom="0cm"/>
      <style:text-properties fo:font-size="20pt" style:font-size-asian="20pt" style:font-size-complex="20pt"/>
    </style:style>
    <style:style style:name="Címdia-outline6" style:family="presentation" style:parent-style-name="Címdia-outline5">
      <style:paragraph-properties fo:margin-top="0.1cm" fo:margin-bottom="0cm"/>
      <style:text-properties fo:font-size="20pt" style:font-size-asian="20pt" style:font-size-complex="20pt"/>
    </style:style>
    <style:style style:name="Címdia-outline7" style:family="presentation" style:parent-style-name="Címdia-outline6">
      <style:paragraph-properties fo:margin-top="0.1cm" fo:margin-bottom="0cm"/>
      <style:text-properties fo:font-size="20pt" style:font-size-asian="20pt" style:font-size-complex="20pt"/>
    </style:style>
    <style:style style:name="Címdia-outline8" style:family="presentation" style:parent-style-name="Címdia-outline7">
      <style:paragraph-properties fo:margin-top="0.1cm" fo:margin-bottom="0cm"/>
      <style:text-properties fo:font-size="20pt" style:font-size-asian="20pt" style:font-size-complex="20pt"/>
    </style:style>
    <style:style style:name="Címdia-outline9" style:family="presentation" style:parent-style-name="Címdia-outline8">
      <style:paragraph-properties fo:margin-top="0.1cm" fo:margin-bottom="0cm"/>
      <style:text-properties fo:font-size="20pt" style:font-size-asian="20pt" style:font-size-complex="20pt"/>
    </style:style>
    <style:style style:name="Címdia-subtitle" style:family="presentation">
      <style:graphic-properties draw:stroke="none" draw:fill="none" draw:textarea-vertical-align="middle">
        <text:list-style style:name="Címdi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ímdia-title" style:family="presentation">
      <style:graphic-properties draw:stroke="none" draw:fill="none" draw:textarea-vertical-align="middle">
        <text:list-style style:name="Címdi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Címdia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Címdi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Címdi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loext:tab-stop-distance="2.54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hu" fo:country="HU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12pt" fo:letter-spacing="normal" fo:language="hu" fo:country="H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78787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Címdia" style:page-layout-name="PM1" draw:style-name="Mdp1">
      <loext:theme loext:name="Office-téma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PlaceHolder 1" presentation:style-name="Címdia-title" draw:layer="backgroundobjects" svg:width="25.395cm" svg:height="6.627cm" svg:x="4.233cm" svg:y="3.11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11.425cm" svg:height="1.009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4" presentation:style-name="Mpr1" draw:text-style-name="MP8" draw:layer="backgroundobjects" svg:width="7.615cm" svg:height="1.009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5" presentation:style-name="Mpr1" draw:text-style-name="MP6" draw:layer="backgroundobjects" svg:width="7.615cm" svg:height="1.009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Címdia-title" draw:layer="backgroundobjects" svg:width="19.798cm" svg:height="11.136cm" svg:x="0.6cm" svg:y="2.257cm" presentation:class="page"/>
        <draw:frame presentation:style-name="Címdi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2T08:42:21</meta:creation-date>
    <meta:initial-creator>Tünde Tóth</meta:initial-creator>
    <dc:language>hu-HU</dc:language>
    <dc:date>2024-08-28T17:06:40</dc:date>
    <meta:editing-cycles>7</meta:editing-cycles>
    <meta:editing-duration>PT12M</meta:editing-duration>
    <meta:generator>LibreOfficeDev/25.2.0.0.alpha0$Windows_X86_64 LibreOffice_project/4312c2b763ec7f6c16de14fd0e9a32c4fccd3113</meta:generator>
    <meta:document-statistic meta:object-count="23"/>
    <meta:user-defined meta:name="AppVersion">15.0000</meta:user-defined>
    <meta:user-defined meta:name="PresentationFormat">Szélesvásznú</meta:user-defined>
    <meta:user-defined meta:name="Slides" meta:value-type="float">1</meta:user-defined>
  </office:meta>
</office:document-meta>
</file>